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7543" officeooo:paragraph-rsid="000d75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aaaaa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09:12:21.297289669</meta:creation-date>
    <dc:date>2019-07-21T09:12:35.631959012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6.0.7.3$Linux_X86_64 LibreOffice_project/00m0$Build-3</meta:generator>
  </office:meta>
</office:document-meta>
</file>